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11" table:default-cell-style-name="ce1"/>
        <table:table-column table:style-name="co1" table:number-columns-repeated="4" table:default-cell-style-name="ce2"/>
        <table:table-row table:style-name="ro1">
          <table:table-cell table:number-columns-repeated="4"/>
          <table:table-cell table:style-name="Default" table:number-columns-repeated="15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iter</text:p>
          </table:table-cell>
          <table:table-cell table:style-name="Default" table:number-columns-repeated="13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8.325" calcext:value-type="float">
            <text:p>88.325</text:p>
          </table:table-cell>
          <table:table-cell office:value-type="float" office:value="84.855" calcext:value-type="float">
            <text:p>84.855</text:p>
          </table:table-cell>
          <table:table-cell office:value-type="float" office:value="83.345" calcext:value-type="float">
            <text:p>83.345</text:p>
          </table:table-cell>
          <table:table-cell office:value-type="float" office:value="82.6377952755906" calcext:value-type="float">
            <text:p>82.638</text:p>
          </table:table-cell>
          <table:table-cell office:value-type="float" office:value="82.2036316472114" calcext:value-type="float">
            <text:p>82.204</text:p>
          </table:table-cell>
          <table:table-cell office:value-type="float" office:value="82.0524296675192" calcext:value-type="float">
            <text:p>82.052</text:p>
          </table:table-cell>
          <table:table-cell table:style-name="ce3" office:value-type="float" office:value="81.9137709137709" calcext:value-type="float">
            <text:p>81.9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3" calcext:value-type="float">
            <text:p>3</text:p>
          </table:table-cell>
          <table:table-cell office:value-type="float" office:value="85.745" calcext:value-type="float">
            <text:p>85.745</text:p>
          </table:table-cell>
          <table:table-cell office:value-type="float" office:value="83.966" calcext:value-type="float">
            <text:p>83.966</text:p>
          </table:table-cell>
          <table:table-cell office:value-type="float" office:value="82.924" calcext:value-type="float">
            <text:p>82.924</text:p>
          </table:table-cell>
          <table:table-cell office:value-type="float" office:value="82.3097686375321" calcext:value-type="float">
            <text:p>82.310</text:p>
          </table:table-cell>
          <table:table-cell office:value-type="float" office:value="81.9791395045632" calcext:value-type="float">
            <text:p>81.979</text:p>
          </table:table-cell>
          <table:table-cell office:value-type="float" office:value="81.8861256544503" calcext:value-type="float">
            <text:p>81.886</text:p>
          </table:table-cell>
          <table:table-cell office:value-type="float" office:value="81.9391979301423" calcext:value-type="float">
            <text:p>81.9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4.743" calcext:value-type="float">
            <text:p>84.743</text:p>
          </table:table-cell>
          <table:table-cell office:value-type="float" office:value="83.529" calcext:value-type="float">
            <text:p>83.529</text:p>
          </table:table-cell>
          <table:table-cell office:value-type="float" office:value="82.843" calcext:value-type="float">
            <text:p>82.843</text:p>
          </table:table-cell>
          <table:table-cell office:value-type="float" office:value="82.4330299089727" calcext:value-type="float">
            <text:p>82.433</text:p>
          </table:table-cell>
          <table:table-cell office:value-type="float" office:value="82.2838709677419" calcext:value-type="float">
            <text:p>82.284</text:p>
          </table:table-cell>
          <table:table-cell office:value-type="float" office:value="82.1062176165803" calcext:value-type="float">
            <text:p>82.106</text:p>
          </table:table-cell>
          <table:table-cell office:value-type="float" office:value="81.9693094629156" calcext:value-type="float">
            <text:p>81.9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4.451" calcext:value-type="float">
            <text:p>84.451</text:p>
          </table:table-cell>
          <table:table-cell office:value-type="float" office:value="83.787" calcext:value-type="float">
            <text:p>83.787</text:p>
          </table:table-cell>
          <table:table-cell office:value-type="float" office:value="83.267" calcext:value-type="float">
            <text:p>83.267</text:p>
          </table:table-cell>
          <table:table-cell office:value-type="float" office:value="83.3182989690722" calcext:value-type="float">
            <text:p>83.318</text:p>
          </table:table-cell>
          <table:table-cell office:value-type="float" office:value="83.2065359477124" calcext:value-type="float">
            <text:p>83.2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4.557" calcext:value-type="float">
            <text:p>84.557</text:p>
          </table:table-cell>
          <table:table-cell office:value-type="float" office:value="84.03" calcext:value-type="float">
            <text:p>84.030</text:p>
          </table:table-cell>
          <table:table-cell office:value-type="float" office:value="83.613" calcext:value-type="float">
            <text:p>83.613</text:p>
          </table:table-cell>
          <table:table-cell office:value-type="float" office:value="83.5198973042362" calcext:value-type="float">
            <text:p>83.520</text:p>
          </table:table-cell>
          <table:table-cell table:number-columns-repeated="11"/>
        </table:table-row>
        <table:table-row table:style-name="ro1" table:number-rows-repeated="4">
          <table:table-cell table:number-columns-repeated="19"/>
        </table:table-row>
        <table:table-row table:style-name="ro1" table:number-rows-repeated="3">
          <table:table-cell table:number-columns-repeated="4"/>
          <table:table-cell table:style-name="ce2" table:number-columns-repeated="11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4"/>
        </table:table-row>
        <calcext:conditional-formats>
          <calcext:conditional-format calcext:target-range-address="Sheet1.E5:Sheet1.O12 Sheet1.E4:Sheet1.J4 Sheet1.L4:Sheet1.O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:Sheet1.K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8T01:45:43.738000000</meta:creation-date>
    <dc:date>2020-11-28T03:03:19.949000000</dc:date>
    <meta:editing-duration>PT26M45S</meta:editing-duration>
    <meta:editing-cycles>1</meta:editing-cycles>
    <meta:document-statistic meta:table-count="1" meta:cell-count="44" meta:object-count="0"/>
    <meta:generator>LibreOffice/7.0.1.2$Windows_X86_64 LibreOffice_project/7cbcfc562f6eb6708b5ff7d7397325de9e764452</meta:generator>
  </office:meta>
</office:document-meta>
</file>